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tdio.h&gt;</text:p>
      <text:p text:style-name="Standard">#include &lt;string.h&gt;</text:p>
      <text:p text:style-name="Standard"/>
      <text:p text:style-name="Standard">void bestFit(int blockSize[], int m, int processSize[], int n) {</text:p>
      <text:p text:style-name="Standard"><text:s text:c="4"/>int allocation[n];</text:p>
      <text:p text:style-name="Standard"><text:s text:c="4"/>memset(allocation, -1, sizeof(allocation));</text:p>
      <text:p text:style-name="Standard"><text:s text:c="4"/>for (int i = 0; i &lt; n; i++) {</text:p>
      <text:p text:style-name="Standard"><text:s text:c="8"/>int bestFitBlockIdx = -1;</text:p>
      <text:p text:style-name="Standard"><text:s text:c="8"/>for (int j = 0; j &lt; m; j++) {</text:p>
      <text:p text:style-name="Standard"><text:s text:c="12"/>if (blockSize[j] &gt;= processSize[i]) {</text:p>
      <text:p text:style-name="Standard"><text:s text:c="16"/>if (bestFitBlockIdx == -1)</text:p>
      <text:p text:style-name="Standard"><text:s text:c="20"/>bestFitBlockIdx = j;</text:p>
      <text:p text:style-name="Standard"><text:s text:c="16"/>else if (blockSize[bestFitBlockIdx] &gt; blockSize[j])</text:p>
      <text:p text:style-name="Standard"><text:s text:c="20"/>bestFitBlockIdx = j;</text:p>
      <text:p text:style-name="Standard"><text:s text:c="12"/>}</text:p>
      <text:p text:style-name="Standard"><text:s text:c="8"/>}</text:p>
      <text:p text:style-name="Standard"><text:s text:c="8"/>if (bestFitBlockIdx != -1) {</text:p>
      <text:p text:style-name="Standard"><text:s text:c="12"/>allocation[i] = bestFitBlockIdx;</text:p>
      <text:p text:style-name="Standard"><text:s text:c="12"/>blockSize[bestFitBlockIdx] -= processSize[i];</text:p>
      <text:p text:style-name="Standard"><text:s text:c="8"/>}</text:p>
      <text:p text:style-name="Standard"><text:s text:c="4"/>}</text:p>
      <text:p text:style-name="Standard"><text:s text:c="4"/>printf("\nProcess No. <text:s/>Process Size <text:s/>Block number <text:s text:c="2"/>Fragmentation\n");</text:p>
      <text:p text:style-name="Standard"><text:s text:c="4"/>for (int i = 0; i &lt; n; i++) {</text:p>
      <text:p text:style-name="Standard"><text:s text:c="8"/>printf("%-12d <text:s/>%-12d ", i + 1, processSize[i]);</text:p>
      <text:p text:style-name="Standard"><text:s text:c="8"/>if (allocation[i] != -1) {</text:p>
      <text:p text:style-name="Standard"><text:s text:c="12"/>printf("%-14d\t", allocation[i] + 1);</text:p>
      <text:p text:style-name="Standard"><text:s text:c="12"/>printf("%-12d\n", blockSize[allocation[i]]);</text:p>
      <text:p text:style-name="Standard"><text:s text:c="8"/>} else {</text:p>
      <text:p text:style-name="Standard"><text:s text:c="12"/>printf("%-14s", "Not Allocated");</text:p>
      <text:p text:style-name="Standard"><text:s text:c="12"/>printf(" <text:s text:c="2"/>---------\n"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void worstFit(int blockSize[], int m, int processSize[], int n) {</text:p>
      <text:p text:style-name="Standard"><text:s text:c="4"/>int allocation[n];</text:p>
      <text:p text:style-name="Standard"><text:s text:c="4"/>memset(allocation, -1, sizeof(allocation));</text:p>
      <text:p text:style-name="Standard"><text:s text:c="4"/>for (int i = 0; i &lt; n; i++) {</text:p>
      <text:p text:style-name="Standard"><text:s text:c="8"/>int worstFitBlockIdx = -1;</text:p>
      <text:p text:style-name="Standard"><text:s text:c="8"/>for (int j = 0; j &lt; m; j++) {</text:p>
      <text:p text:style-name="Standard"><text:s text:c="12"/>if (blockSize[j] &gt;= processSize[i]) {</text:p>
      <text:p text:style-name="Standard"><text:s text:c="16"/>if (worstFitBlockIdx == -1)</text:p>
      <text:p text:style-name="Standard"><text:s text:c="20"/>worstFitBlockIdx = j;</text:p>
      <text:p text:style-name="Standard"><text:s text:c="16"/>else if (blockSize[worstFitBlockIdx] &lt; blockSize[j])</text:p>
      <text:p text:style-name="Standard"><text:s text:c="20"/>worstFitBlockIdx = j;</text:p>
      <text:p text:style-name="Standard"><text:s text:c="12"/>}</text:p>
      <text:p text:style-name="Standard"><text:s text:c="8"/>}</text:p>
      <text:p text:style-name="Standard"><text:s text:c="8"/>if (worstFitBlockIdx != -1) {</text:p>
      <text:p text:style-name="Standard"><text:s text:c="12"/>allocation[i] = worstFitBlockIdx;</text:p>
      <text:p text:style-name="Standard"><text:s text:c="12"/>blockSize[worstFitBlockIdx] -= processSize[i];</text:p>
      <text:p text:style-name="Standard"><text:s text:c="8"/>}</text:p>
      <text:p text:style-name="Standard"><text:s text:c="4"/>}</text:p>
      <text:p text:style-name="Standard"><text:soft-page-break/><text:s text:c="4"/>printf("\nProcess No. <text:s/>Process Size <text:s/>Block number <text:s text:c="2"/>Fragmentation\n");</text:p>
      <text:p text:style-name="Standard"><text:s text:c="4"/>for (int i = 0; i &lt; n; i++) {</text:p>
      <text:p text:style-name="Standard"><text:s text:c="8"/>printf("%-12d <text:s/>%-12d ", i + 1, processSize[i]);</text:p>
      <text:p text:style-name="Standard"><text:s text:c="8"/>if (allocation[i] != -1) {</text:p>
      <text:p text:style-name="Standard"><text:s text:c="12"/>printf("%-14d\t", allocation[i] + 1);</text:p>
      <text:p text:style-name="Standard"><text:s text:c="12"/>printf("%-12d\n", blockSize[allocation[i]]);</text:p>
      <text:p text:style-name="Standard"><text:s text:c="8"/>} else {</text:p>
      <text:p text:style-name="Standard"><text:s text:c="12"/>printf("%-14s", "Not Allocated");</text:p>
      <text:p text:style-name="Standard"><text:s text:c="12"/>printf(" <text:s text:c="2"/>---------\n"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void firstFit(int blockSize[], int m, int processSize[], int n) {</text:p>
      <text:p text:style-name="Standard"><text:s text:c="4"/>int allocation[n];</text:p>
      <text:p text:style-name="Standard"><text:s text:c="4"/>memset(allocation, -1, sizeof(allocation));</text:p>
      <text:p text:style-name="Standard"><text:s text:c="4"/>for (int i = 0; i &lt; n; i++) {</text:p>
      <text:p text:style-name="Standard"><text:s text:c="8"/>int firstFitBlockIdx = -1;</text:p>
      <text:p text:style-name="Standard"><text:s text:c="8"/>for (int j = 0; j &lt; m; j++) {</text:p>
      <text:p text:style-name="Standard"><text:s text:c="12"/>if (blockSize[j] &gt;= processSize[i]) {</text:p>
      <text:p text:style-name="Standard"><text:s text:c="16"/>firstFitBlockIdx = j;</text:p>
      <text:p text:style-name="Standard"><text:s text:c="16"/>break;</text:p>
      <text:p text:style-name="Standard"><text:s text:c="12"/>}</text:p>
      <text:p text:style-name="Standard"><text:s text:c="8"/>}</text:p>
      <text:p text:style-name="Standard"><text:s text:c="8"/>if (firstFitBlockIdx != -1) {</text:p>
      <text:p text:style-name="Standard"><text:s text:c="12"/>allocation[i] = firstFitBlockIdx;</text:p>
      <text:p text:style-name="Standard"><text:s text:c="12"/>blockSize[firstFitBlockIdx] -= processSize[i];</text:p>
      <text:p text:style-name="Standard"><text:s text:c="8"/>}</text:p>
      <text:p text:style-name="Standard"><text:s text:c="4"/>}</text:p>
      <text:p text:style-name="Standard"><text:s text:c="4"/>printf("\nProcess No. <text:s/>Process Size <text:s/>Block number <text:s text:c="2"/>Fragmentation\n");</text:p>
      <text:p text:style-name="Standard"><text:s text:c="4"/>for (int i = 0; i &lt; n; i++) {</text:p>
      <text:p text:style-name="Standard"><text:s text:c="8"/>printf("%-12d <text:s/>%-12d ", i + 1, processSize[i]);</text:p>
      <text:p text:style-name="Standard"><text:s text:c="8"/>if (allocation[i] != -1) {</text:p>
      <text:p text:style-name="Standard"><text:s text:c="12"/>printf("%-14d\t", allocation[i] + 1);</text:p>
      <text:p text:style-name="Standard"><text:s text:c="12"/>printf("%-12d\n", blockSize[allocation[i]]);</text:p>
      <text:p text:style-name="Standard"><text:s text:c="8"/>} else {</text:p>
      <text:p text:style-name="Standard"><text:s text:c="12"/>printf("%-14s", "Not Allocated");</text:p>
      <text:p text:style-name="Standard"><text:s text:c="12"/>printf(" <text:s text:c="2"/>---------\n"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int main() {</text:p>
      <text:p text:style-name="Standard"><text:s text:c="4"/>int option, n, m;</text:p>
      <text:p text:style-name="Standard"><text:s text:c="4"/>printf("Enter the number of blocks: ");</text:p>
      <text:p text:style-name="Standard"><text:s text:c="4"/>scanf("%d", &amp;m);</text:p>
      <text:p text:style-name="Standard"><text:s text:c="4"/>printf("Enter the number of process: ");</text:p>
      <text:p text:style-name="Standard"><text:s text:c="4"/>scanf("%d", &amp;n);</text:p>
      <text:p text:style-name="Standard"><text:s text:c="4"/>int blockSize[m], processSize[n];</text:p>
      <text:p text:style-name="Standard"><text:s text:c="4"/>for (int i = 0; i &lt; m; i++) {</text:p>
      <text:p text:style-name="Standard"><text:s text:c="8"/>printf("Enter the size of block %d: ", i + 1);</text:p>
      <text:p text:style-name="Standard"><text:s text:c="8"/>scanf("%d", &amp;blockSize[i]);</text:p>
      <text:p text:style-name="Standard"><text:soft-page-break/><text:s text:c="4"/>}</text:p>
      <text:p text:style-name="Standard"><text:s text:c="4"/>for (int i = 0; i &lt; n; i++) {</text:p>
      <text:p text:style-name="Standard"><text:s text:c="8"/>printf("Enter the size of process %d: ", i + 1);</text:p>
      <text:p text:style-name="Standard"><text:s text:c="8"/>scanf("%d", &amp;processSize[i]);</text:p>
      <text:p text:style-name="Standard"><text:s text:c="4"/>}</text:p>
      <text:p text:style-name="Standard"><text:s text:c="4"/>printf("1. First fit\n2. Best fit\n3. Worst fit\n");</text:p>
      <text:p text:style-name="Standard"><text:s text:c="4"/>printf("Enter your choice: ");</text:p>
      <text:p text:style-name="Standard"><text:s text:c="4"/>scanf("%d", &amp;option);</text:p>
      <text:p text:style-name="Standard"><text:s text:c="4"/>switch (option) {</text:p>
      <text:p text:style-name="Standard"><text:s text:c="8"/>case 1:</text:p>
      <text:p text:style-name="Standard"><text:s text:c="12"/>firstFit(blockSize, m, processSize, n);</text:p>
      <text:p text:style-name="Standard"><text:s text:c="12"/>break;</text:p>
      <text:p text:style-name="Standard"><text:s text:c="8"/>case 2:</text:p>
      <text:p text:style-name="Standard"><text:s text:c="12"/>bestFit(blockSize, m, processSize, n);</text:p>
      <text:p text:style-name="Standard"><text:s text:c="12"/>break;</text:p>
      <text:p text:style-name="Standard"><text:s text:c="8"/>case 3:</text:p>
      <text:p text:style-name="Standard"><text:s text:c="12"/>worstFit(blockSize, m, processSize, n);</text:p>
      <text:p text:style-name="Standard"><text:s text:c="12"/>break;</text:p>
      <text:p text:style-name="Standard"><text:s text:c="4"/>}</text:p>
      <text:p text:style-name="Standard"><text:s text:c="4"/>int externalFragmentation = 0;</text:p>
      <text:p text:style-name="Standard"><text:s text:c="4"/>for (int i = 0; i &lt; m; i++) externalFragmentation += blockSize[i];</text:p>
      <text:p text:style-name="Standard"><text:s text:c="4"/>printf("The total external fragmentation is: %d\n", externalFragmentation)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06:00.879837083</meta:creation-date>
    <dc:date>2018-11-12T11:06:38.619866235</dc:date>
    <meta:editing-duration>PT38S</meta:editing-duration>
    <meta:editing-cycles>1</meta:editing-cycles>
    <meta:document-statistic meta:table-count="0" meta:image-count="0" meta:object-count="0" meta:page-count="3" meta:paragraph-count="124" meta:word-count="492" meta:character-count="4148" meta:non-whitespace-character-count="2794"/>
    <meta:generator>LibreOffice/6.0.6.2$Linux_X86_64 LibreOffice_project/00m0$Build-2</meta:generator>
  </office:meta>
</office:document-meta>
</file>